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2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T1_3" style:family="text">
      <style:text-properties fo:background-color="#4a86e8" fo:color="#ffffff" style:font-name="Arial" fo:font-size="36pt" style:font-name-asian="Arial" style:font-size-asian="36pt" style:font-name-complex="Arial" style:font-size-complex="36pt"/>
    </style:style>
    <style:style style:name="P2" style:family="paragraph" style:parent-style-name="Standard">
      <style:paragraph-properties fo:break-before="auto" fo:line-height="100%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3" style:family="paragraph" style:parent-style-name="Standard">
      <style:paragraph-properties fo:text-align="center" fo:break-before="auto" fo:line-height="100%" style:writing-mode="lr-tb"/>
    </style:style>
    <style:style style:name="T3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3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4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3_5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4" style:family="paragraph" style:parent-style-name="Standard">
      <style:paragraph-properties fo:text-align="left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text-align="left"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" style:family="paragraph" style:parent-style-name="Standard">
      <style:paragraph-properties fo:text-align="center" fo:break-before="auto" fo:line-height="100%" style:writing-mode="lr-tb"/>
      <style:text-properties style:font-name="Arial" fo:font-size="16pt" style:font-name-asian="Arial" style:font-size-asian="16pt" style:font-name-complex="Arial" style:font-size-complex="16pt"/>
    </style:style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7.5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</style:style>
    <style:style style:name="P13" style:family="paragraph" style:parent-style-name="Standard">
      <style:paragraph-properties fo:break-before="auto" fo:line-height="100%" style:writing-mode="lr-tb"/>
    </style:style>
    <style:style style:name="T1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2" style:family="table">
      <style:table-properties table:align="left" style:width="17.595cm" fo:margin-left="-0.026cm"/>
    </style:style>
    <style:style style:name="Column2" style:family="table-column">
      <style:table-column-properties style:column-width="2.725cm"/>
    </style:style>
    <style:style style:name="Column3" style:family="table-column">
      <style:table-column-properties style:column-width="14.87cm"/>
    </style:style>
    <style:style style:name="Row2" style:family="table-row"/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00%" style:writing-mode="lr-tb"/>
    </style:style>
    <style:style style:name="T2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0_15" style:family="text">
      <style:text-properties style:font-name="Arial" fo:font-size="11pt" style:font-name-asian="Arial" style:font-size-asian="11pt" style:font-name-complex="Arial" style:font-size-complex="11pt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>
      <style:text-properties style:font-name="Arial" fo:font-size="11pt" style:font-name-asian="Arial" style:font-size-asian="11pt" style:font-name-complex="Arial" style:font-size-complex="11pt"/>
    </style:style>
    <style:style style:name="Table3" style:family="table">
      <style:table-properties table:align="left" style:width="17.436cm" fo:margin-left="0.106cm"/>
    </style:style>
    <style:style style:name="Column4" style:family="table-column">
      <style:table-column-properties style:column-width="2.646cm"/>
    </style:style>
    <style:style style:name="Column5" style:family="table-column">
      <style:table-column-properties style:column-width="14.79cm"/>
    </style:style>
    <style:style style:name="Row3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T2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26_19" style:family="text">
      <style:text-properties style:font-name="Arial" fo:font-size="11pt" style:font-name-asian="Arial" style:font-size-asian="11pt" style:font-name-complex="Arial" style:font-size-complex="11pt"/>
    </style:style>
    <style:style style:name="P27" style:family="paragraph" style:parent-style-name="Standard">
      <style:paragraph-properties fo:break-before="auto" fo:line-height="100%" style:writing-mode="lr-tb"/>
    </style:style>
    <style:style style:name="T27_1" style:family="text">
      <style:text-properties style:font-name="Arial" fo:font-size="11pt" style:font-name-asian="Arial" style:font-size-asian="11pt" style:font-name-complex="Arial" style:font-size-complex="11pt"/>
    </style:style>
    <style:style style:name="Table4" style:family="table">
      <style:table-properties table:align="left" style:width="17.436cm" fo:margin-left="0.106cm"/>
    </style:style>
    <style:style style:name="Column6" style:family="table-column">
      <style:table-column-properties style:column-width="2.646cm"/>
    </style:style>
    <style:style style:name="Column7" style:family="table-column">
      <style:table-column-properties style:column-width="14.79cm"/>
    </style:style>
    <style:style style:name="Row4" style:family="table-row"/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break-before="auto" fo:line-height="100%" style:writing-mode="lr-tb"/>
    </style:style>
    <style:style style:name="P32" style:family="paragraph" style:parent-style-name="Standard">
      <style:paragraph-properties fo:break-before="auto" fo:line-height="100%" style:writing-mode="lr-tb"/>
    </style:style>
    <style:style style:name="T3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2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00%" style:writing-mode="lr-tb"/>
    </style:style>
    <style:style style:name="T33_1" style:family="text">
      <style:text-properties style:font-name="Arial" fo:font-size="11pt" style:font-name-asian="Arial" style:font-size-asian="11pt" style:font-name-complex="Arial" style:font-size-complex="11pt"/>
    </style:style>
    <style:style style:name="Table5" style:family="table">
      <style:table-properties table:align="left" style:width="17.436cm" fo:margin-left="0.106cm"/>
    </style:style>
    <style:style style:name="Column8" style:family="table-column">
      <style:table-column-properties style:column-width="2.646cm"/>
    </style:style>
    <style:style style:name="Column9" style:family="table-column">
      <style:table-column-properties style:column-width="14.79cm"/>
    </style:style>
    <style:style style:name="Row5" style:family="table-row"/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break-before="auto" fo:line-height="100%" style:writing-mode="lr-tb"/>
    </style:style>
    <style:style style:name="P38" style:family="paragraph" style:parent-style-name="Standard">
      <style:paragraph-properties fo:break-before="auto" fo:line-height="100%" style:writing-mode="lr-tb"/>
    </style:style>
    <style:style style:name="T38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1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2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2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38_2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style:font-name="Arial" fo:font-size="11pt" style:font-name-asian="Arial" style:font-size-asian="11pt" style:font-name-complex="Arial" style:font-size-complex="11pt"/>
    </style:style>
    <style:style style:name="T40_2" style:family="text">
      <style:text-properties style:font-name="Arial" fo:font-size="11pt" style:font-name-asian="Arial" style:font-size-asian="11pt" style:font-name-complex="Arial" style:font-size-complex="11pt"/>
    </style:style>
    <style:style style:name="T40_3" style:family="text">
      <style:text-properties style:font-name="Arial" fo:font-size="11pt" style:font-name-asian="Arial" style:font-size-asian="11pt" style:font-name-complex="Arial" style:font-size-complex="11pt"/>
    </style:style>
    <style:style style:name="T40_4" style:family="text">
      <style:text-properties style:font-name="Arial" fo:font-size="11pt" style:font-name-asian="Arial" style:font-size-asian="11pt" style:font-name-complex="Arial" style:font-size-complex="11pt"/>
    </style:style>
    <style:style style:name="T40_5" style:family="text">
      <style:text-properties style:font-name="Arial" fo:font-size="11pt" style:font-name-asian="Arial" style:font-size-asian="11pt" style:font-name-complex="Arial" style:font-size-complex="11pt"/>
    </style:style>
    <style:style style:name="T40_6" style:family="text">
      <style:text-properties style:font-name="Arial" fo:font-size="11pt" style:font-name-asian="Arial" style:font-size-asian="11pt" style:font-name-complex="Arial" style:font-size-complex="11pt"/>
    </style:style>
    <style:style style:name="T40_7" style:family="text">
      <style:text-properties style:font-name="Arial" fo:font-size="11pt" style:font-name-asian="Arial" style:font-size-asian="11pt" style:font-name-complex="Arial" style:font-size-complex="11pt"/>
    </style:style>
    <style:style style:name="T40_8" style:family="text">
      <style:text-properties style:font-name="Arial" fo:font-size="11pt" style:font-name-asian="Arial" style:font-size-asian="11pt" style:font-name-complex="Arial" style:font-size-complex="11pt"/>
    </style:style>
    <style:style style:name="T40_9" style:family="text">
      <style:text-properties style:font-name="Arial" fo:font-size="11pt" style:font-name-asian="Arial" style:font-size-asian="11pt" style:font-name-complex="Arial" style:font-size-complex="11pt"/>
    </style:style>
    <style:style style:name="T40_10" style:family="text">
      <style:text-properties style:font-name="Arial" fo:font-size="11pt" style:font-name-asian="Arial" style:font-size-asian="11pt" style:font-name-complex="Arial" style:font-size-complex="11pt"/>
    </style:style>
    <style:style style:name="P41" style:family="paragraph" style:parent-style-name="Standard">
      <style:paragraph-properties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Table6" style:family="table">
      <style:table-properties table:align="left" style:width="17.436cm" fo:margin-left="0.106cm"/>
    </style:style>
    <style:style style:name="Column10" style:family="table-column">
      <style:table-column-properties style:column-width="2.646cm"/>
    </style:style>
    <style:style style:name="Column11" style:family="table-column">
      <style:table-column-properties style:column-width="14.79cm"/>
    </style:style>
    <style:style style:name="Row6" style:family="table-row"/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TINKER</text:span><text:span text:style-name="T1_2"><text:s/></text:span><text:span text:style-name="T1_3">ACADEMY</text:span></text:p>
      <text:p text:style-name="P2"/>
      <text:p text:style-name="P3"><text:span text:style-name="T3_1">SCRATCH</text:span><text:span text:style-name="T3_2"><text:s/></text:span><text:span text:style-name="T3_3">Programming</text:span><text:span text:style-name="T3_4"><text:s/></text:span><text:span text:style-name="T3_5">Beginner</text:span></text:p>
      <text:p text:style-name="P4"/>
      <text:p text:style-name="P5"><text:span text:style-name="T5_1">Quiz</text:span><text:span text:style-name="T5_2"><text:s/>1:<text:s/></text:span><text:span text:style-name="T5_3">Welcome</text:span><text:span text:style-name="T5_4"><text:s/>&amp;<text:s/></text:span><text:span text:style-name="T5_5">Getting</text:span><text:span text:style-name="T5_6"><text:s/></text:span><text:span text:style-name="T5_7">Started</text:span></text:p>
      <text:p text:style-name="P6"/>
      <table:table table:style-name="Table1">
        <table:table-column table:style-name="Column1"/>
        <table:table-row table:style-name="Row1">
          <table:table-cell table:style-name="Cell1">
            <text:p text:style-name="P7"><text:span text:style-name="T7_1">Welcome</text:span><text:span text:style-name="T7_2"><text:s/></text:span><text:span text:style-name="T7_3">to</text:span><text:span text:style-name="T7_4"><text:s/></text:span><text:span text:style-name="T7_5">the</text:span><text:span text:style-name="T7_6"><text:s/></text:span><text:span text:style-name="T7_7">Class</text:span><text:span text:style-name="T7_8">!</text:span></text:p>
            <text:p text:style-name="P8"/>
            <text:p text:style-name="P9"><text:span text:style-name="T9_1">This</text:span><text:span text:style-name="T9_2"><text:s/></text:span><text:span text:style-name="T9_3">quiz</text:span><text:span text:style-name="T9_4"><text:s/></text:span><text:span text:style-name="T9_5">will</text:span><text:span text:style-name="T9_6"><text:s/></text:span><text:span text:style-name="T9_7">cover</text:span><text:span text:style-name="T9_8"><text:s/></text:span><text:span text:style-name="T9_9">the</text:span><text:span text:style-name="T9_10"><text:s/></text:span><text:span text:style-name="T9_11">first</text:span><text:span text:style-name="T9_12"><text:s/></text:span><text:span text:style-name="T9_13">SCRATCH</text:span><text:span text:style-name="T9_14"><text:s/></text:span><text:span text:style-name="T9_15">Programming</text:span><text:span text:style-name="T9_16"><text:s/></text:span><text:span text:style-name="T9_17">Beginner</text:span><text:span text:style-name="T9_18"><text:s/></text:span><text:span text:style-name="T9_19">class</text:span><text:span text:style-name="T9_20">.</text:span></text:p>
            <text:p text:style-name="P10"/>
            <text:p text:style-name="P11"><text:span text:style-name="T11_1">This</text:span><text:span text:style-name="T11_2"><text:s/></text:span><text:span text:style-name="T11_3">quiz</text:span><text:span text:style-name="T11_4"><text:s/></text:span><text:span text:style-name="T11_5">is</text:span><text:span text:style-name="T11_6"><text:s/></text:span><text:span text:style-name="T11_7">graded</text:span><text:span text:style-name="T11_8">!</text:span></text:p>
          </table:table-cell>
        </table:table-row>
      </table:table>
      <text:p text:style-name="P12"/>
      <text:p text:style-name="P13"><text:span text:style-name="T13_1">Who</text:span><text:span text:style-name="T13_2"><text:s/></text:span><text:span text:style-name="T13_3">invented</text:span><text:span text:style-name="T13_4"><text:s/></text:span><text:span text:style-name="T13_5">SCRATCH</text:span><text:span text:style-name="T13_6">?<text:s text:c="4"/></text:span></text:p>
      <text:p text:style-name="P14"/>
      <table:table table:style-name="Table2">
        <table:table-column table:style-name="Column2"/>
        <table:table-column table:style-name="Column3"/>
        <table:table-row table:style-name="Row2">
          <table:table-cell table:style-name="Cell2">
            <text:p text:style-name="P15"><text:span text:style-name="T15_1">Answer</text:span><text:span text:style-name="T15_2">:</text:span></text:p>
          </table:table-cell>
          <table:table-cell table:style-name="Cell3">
            <text:p text:style-name="P16"/>
            <text:p text:style-name="P17"/>
          </table:table-cell>
        </table:table-row>
      </table:table>
      <text:p text:style-name="P18"/>
      <text:p text:style-name="P19"/>
      <text:p text:style-name="P20"><text:span text:style-name="T20_1">What</text:span><text:span text:style-name="T20_2"><text:s/></text:span><text:span text:style-name="T20_3">is</text:span><text:span text:style-name="T20_4"><text:s/></text:span><text:span text:style-name="T20_5">an</text:span><text:span text:style-name="T20_6"><text:s/></text:span><text:span text:style-name="T20_7">instruction</text:span><text:span text:style-name="T20_8"><text:s/></text:span><text:span text:style-name="T20_9">called</text:span><text:span text:style-name="T20_10"><text:s/></text:span><text:span text:style-name="T20_11">in</text:span><text:span text:style-name="T20_12"><text:s/></text:span><text:span text:style-name="T20_13">SCRATCH</text:span><text:span text:style-name="T20_14">?</text:span><text:span text:style-name="T20_15"><text:s text:c="4"/></text:span></text:p>
      <text:p text:style-name="P21"><text:span text:style-name="T21_1"><text:tab/></text:span></text:p>
      <table:table table:style-name="Table3">
        <table:table-column table:style-name="Column4"/>
        <table:table-column table:style-name="Column5"/>
        <table:table-row table:style-name="Row3">
          <table:table-cell table:style-name="Cell4">
            <text:p text:style-name="P22"><text:span text:style-name="T22_1">Answer</text:span><text:span text:style-name="T22_2">:</text:span></text:p>
          </table:table-cell>
          <table:table-cell table:style-name="Cell5">
            <text:p text:style-name="P23"/>
            <text:p text:style-name="P24"/>
          </table:table-cell>
        </table:table-row>
      </table:table>
      <text:p text:style-name="P25"/>
      <text:p text:style-name="P26"><text:span text:style-name="T26_1">What</text:span><text:span text:style-name="T26_2"><text:s/></text:span><text:span text:style-name="T26_3">is</text:span><text:span text:style-name="T26_4"><text:s/></text:span><text:span text:style-name="T26_5">a</text:span><text:span text:style-name="T26_6"><text:s/></text:span><text:span text:style-name="T26_7">list</text:span><text:span text:style-name="T26_8"><text:s/></text:span><text:span text:style-name="T26_9">of</text:span><text:span text:style-name="T26_10"><text:s/></text:span><text:span text:style-name="T26_11">instructions</text:span><text:span text:style-name="T26_12"><text:s/></text:span><text:span text:style-name="T26_13">called</text:span><text:span text:style-name="T26_14"><text:s/></text:span><text:span text:style-name="T26_15">in</text:span><text:span text:style-name="T26_16"><text:s/></text:span><text:span text:style-name="T26_17">SCRATCH</text:span><text:span text:style-name="T26_18">?</text:span><text:span text:style-name="T26_19"><text:s text:c="4"/></text:span></text:p>
      <text:p text:style-name="P27"><text:span text:style-name="T27_1"><text:tab/></text:span></text:p>
      <table:table table:style-name="Table4">
        <table:table-column table:style-name="Column6"/>
        <table:table-column table:style-name="Column7"/>
        <table:table-row table:style-name="Row4">
          <table:table-cell table:style-name="Cell6">
            <text:p text:style-name="P28"><text:span text:style-name="T28_1">Answer</text:span><text:span text:style-name="T28_2">:</text:span></text:p>
          </table:table-cell>
          <table:table-cell table:style-name="Cell7">
            <text:p text:style-name="P29"/>
            <text:p text:style-name="P30"/>
          </table:table-cell>
        </table:table-row>
      </table:table>
      <text:p text:style-name="P31"/>
      <text:p text:style-name="P32"><text:span text:style-name="T32_1">What</text:span><text:span text:style-name="T32_2"><text:s/></text:span><text:span text:style-name="T32_3">is</text:span><text:span text:style-name="T32_4"><text:s/></text:span><text:span text:style-name="T32_5">an</text:span><text:span text:style-name="T32_6"><text:s/></text:span><text:span text:style-name="T32_7">actor</text:span><text:span text:style-name="T32_8"><text:s/></text:span><text:span text:style-name="T32_9">called</text:span><text:span text:style-name="T32_10"><text:s/></text:span><text:span text:style-name="T32_11">in</text:span><text:span text:style-name="T32_12"><text:s/></text:span><text:span text:style-name="T32_13">SCRATCH</text:span><text:span text:style-name="T32_14">?</text:span></text:p>
      <text:p text:style-name="P33"><text:span text:style-name="T33_1"><text:tab/></text:span></text:p>
      <table:table table:style-name="Table5">
        <table:table-column table:style-name="Column8"/>
        <table:table-column table:style-name="Column9"/>
        <table:table-row table:style-name="Row5">
          <table:table-cell table:style-name="Cell8">
            <text:p text:style-name="P34"><text:span text:style-name="T34_1">Answer</text:span><text:span text:style-name="T34_2">:</text:span></text:p>
          </table:table-cell>
          <table:table-cell table:style-name="Cell9">
            <text:p text:style-name="P35"/>
            <text:p text:style-name="P36"/>
          </table:table-cell>
        </table:table-row>
      </table:table>
      <text:p text:style-name="P37"/>
      <text:p text:style-name="P38"><text:span text:style-name="T38_1">Which</text:span><text:span text:style-name="T38_2"><text:s/></text:span><text:span text:style-name="T38_3">of</text:span><text:span text:style-name="T38_4"><text:s/></text:span><text:span text:style-name="T38_5">the</text:span><text:span text:style-name="T38_6"><text:s/></text:span><text:span text:style-name="T38_7">following</text:span><text:span text:style-name="T38_8"><text:s/></text:span><text:span text:style-name="T38_9">is</text:span><text:span text:style-name="T38_10"><text:s/></text:span><text:span text:style-name="T38_11">not</text:span><text:span text:style-name="T38_12"><text:s/></text:span><text:span text:style-name="T38_13">present</text:span><text:span text:style-name="T38_14"><text:s/></text:span><text:span text:style-name="T38_15">in</text:span><text:span text:style-name="T38_16"><text:s/></text:span><text:span text:style-name="T38_17">the</text:span><text:span text:style-name="T38_18"><text:s/></text:span><text:span text:style-name="T38_19">SCRATCH</text:span><text:span text:style-name="T38_20"><text:s/></text:span><text:span text:style-name="T38_21">GUI</text:span><text:span text:style-name="T38_22">?</text:span></text:p>
      <text:p text:style-name="P39"/>
      <text:p text:style-name="P40"><text:span text:style-name="T40_1">Stage</text:span><text:span text:style-name="T40_2">,<text:s/></text:span><text:span text:style-name="T40_3">Script</text:span><text:span text:style-name="T40_4">,<text:s/></text:span><text:span text:style-name="T40_5">Sound</text:span><text:span text:style-name="T40_6">,<text:s/></text:span><text:span text:style-name="T40_7">Costume</text:span><text:span text:style-name="T40_8">,<text:s/></text:span><text:span text:style-name="T40_9">Camera</text:span><text:span text:style-name="T40_10"><text:s text:c="3"/></text:span></text:p>
      <text:p text:style-name="P41"/>
      <table:table table:style-name="Table6">
        <table:table-column table:style-name="Column10"/>
        <table:table-column table:style-name="Column11"/>
        <table:table-row table:style-name="Row6">
          <table:table-cell table:style-name="Cell10">
            <text:p text:style-name="P42"><text:span text:style-name="T42_1">Answer</text:span><text:span text:style-name="T42_2">:</text:span></text:p>
          </table:table-cell>
          <table:table-cell table:style-name="Cell11">
            <text:p text:style-name="P43"/>
            <text:p text:style-name="P44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style:font-name="Verdana" fo:font-size="14pt" style:font-name-asian="Verdana" style:font-size-asian="14pt" style:font-name-complex="Verdan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1.249cm" fo:padding-left="0cm" fo:margin-left="2cm" fo:padding-right="0cm" fo:margin-right="2cm"/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>
      <style:text-properties style:font-name="Arial" fo:font-size="11pt" style:font-name-asian="Arial" style:font-size-asian="11pt" style:font-name-complex="Arial" style:font-size-complex="11pt"/>
    </style:style>
    <style:style style:name="T1_3" style:family="text">
      <style:text-properties style:font-name="Arial" fo:font-size="11pt" style:font-name-asian="Arial" style:font-size-asian="11pt" style:font-name-complex="Arial" style:font-size-complex="11pt"/>
    </style:style>
    <style:style style:name="T1_4" style:family="text">
      <style:text-properties style:font-name="Arial" fo:font-size="11pt" style:font-name-asian="Arial" style:font-size-asian="11pt" style:font-name-complex="Arial" style:font-size-complex="11pt"/>
    </style:style>
    <style:style style:name="T1_5" style:family="text">
      <style:text-properties style:font-name="Arial" fo:font-size="11pt" style:font-name-asian="Arial" style:font-size-asian="11pt" style:font-name-complex="Arial" style:font-size-complex="11pt"/>
    </style:style>
    <style:style style:name="T1_6" style:family="text">
      <style:text-properties style:font-name="Arial" fo:font-size="11pt" style:font-name-asian="Arial" style:font-size-asian="11pt" style:font-name-complex="Arial" style:font-size-complex="11pt"/>
    </style:style>
  </office:automatic-styles>
  <office:master-styles>
    <style:master-page style:name="Standard" style:page-layout-name="pm1">
      <style:footer>
        <text:p text:style-name="P1"><text:span text:style-name="T1_1"><text:tab/><text:tab/><text:tab/><text:tab/><text:tab/><text:tab/><text:tab/><text:tab/><text:tab/></text:span><text:span text:style-name="T1_2">©<text:s/></text:span><text:span text:style-name="T1_3">Tinker</text:span><text:span text:style-name="T1_4"><text:s/></text:span><text:span text:style-name="T1_5">Academy</text:span><text:span text:style-name="T1_6"><text:s/>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